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style:font-name="Arial" officeooo:rsid="000c83d9" officeooo:paragraph-rsid="000c83d9"/>
    </style:style>
    <style:style style:name="P2" style:family="paragraph" style:parent-style-name="Heading_20_2">
      <style:text-properties style:font-name="Arial" fo:font-size="30pt" style:font-size-asian="30pt" style:font-size-complex="30pt"/>
    </style:style>
    <style:style style:name="P3" style:family="paragraph" style:parent-style-name="Text_20_body" style:list-style-name="L1"/>
    <style:style style:name="P4" style:family="paragraph" style:parent-style-name="Text_20_body">
      <style:text-properties style:font-name="Arial"/>
    </style:style>
    <style:style style:name="P5" style:family="paragraph" style:parent-style-name="Text_20_body">
      <style:text-properties officeooo:paragraph-rsid="000c83d9"/>
    </style:style>
    <style:style style:name="T1" style:family="text">
      <style:text-properties style:font-name="Arial"/>
    </style:style>
    <style:style style:name="T2" style:family="text">
      <style:text-properties style:font-name="Arial" fo:font-weight="bold" style:font-weight-asian="bold" style:font-weight-complex="bold"/>
    </style:style>
    <style:style style:name="T3" style:family="text">
      <style:text-properties style:font-name="Arial"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<text:bookmark text:name="yui_3_18_1_1_1743015754428_143"/>5. Ejercicios de Reflexión</text:h>
      <text:p text:style-name="Standard"/>
      <text:p text:style-name="Standard"/>
      <text:h text:style-name="Heading_20_3" text:outline-level="3"><text:span text:style-name="Strong_20_Emphasis"><text:span text:style-name="T1">Comparación entre Robots SCARA, Cartesianos y Delta</text:span></text:span></text:h>
      <text:p text:style-name="Text_20_body"><text:span text:style-name="Strong_20_Emphasis"><text:span text:style-name="T1"/></text:span></text:p>
      <text:p text:style-name="P5"><text:span text:style-name="Strong_20_Emphasis"><text:span text:style-name="T1">Robot Cartesiano</text:span></text:span></text:p>
      <text:p text:style-name="P5"><text:span text:style-name="T1"><text:line-break/>Este robot se mueve a lo largo de tres ejes: X, Y y Z. Su movimiento es completamente lineal, por lo que su herramienta de trabajo siempre mantiene la misma orientación. Son ideales cuando se necesita precisión y movimientos rectos, como impresoras 3D, o sistemas de manipulación simples. Se usan mucho en procesos donde no es necesario girar la herramienta, y son bastante económicos y fáciles de programar. Sin embargo, su principal limitación es que no tienen libertad para controlar la orientación del efector final, por lo que su aplicación es algo limitada.</text:span></text:p>
      <text:p text:style-name="P5"><text:span text:style-name="T1"/></text:p>
      <text:p text:style-name="P5"><text:span text:style-name="Strong_20_Emphasis"><text:span text:style-name="T1">Robot SCARA</text:span></text:span></text:p>
      <text:p text:style-name="P5"><text:span text:style-name="T1"><text:line-break/>SCARA significa “Selective Compliance Assembly Robot Arm”. Es un tipo de robot intermedio que combina movimientos lineales con rotaciones. Puede moverse en X, Y y Z, y tiene un eje adicional para rotar el efector final. Este diseño es ideal para tareas rápidas y repetitivas como ensamblaje, pick &amp; place o empaquetado. Son bastante rápidos, precisos y relativamente económicos. Se utilizan mucho en líneas de producción electrónica o montaje ligero. Su orientación limitada los hace menos aptos para tareas en entornos tridimensionales complejos.</text:span></text:p>
      <text:p text:style-name="P5"><text:span text:style-name="T1"/></text:p>
      <text:p text:style-name="P5"><text:span text:style-name="Strong_20_Emphasis"><text:span text:style-name="T1">Robot Delta</text:span></text:span></text:p>
      <text:p text:style-name="P5"><text:span text:style-name="T1"><text:line-break/>Este robot,</text:span><text:span text:style-name="T3"> </text:span><text:span text:style-name="Strong_20_Emphasis"><text:span text:style-name="T3">también llamado araña</text:span></text:span><text:span text:style-name="T1"> tiene una estructura en paralelo con varios brazos conectados a una plataforma móvil. Su diseño le permite alcanzar altas velocidades y aceleraciones, lo que lo hace perfecto para manipulación ligera y rápida, como en el envasado de alimentos, farmacéutica o selección de objetos pequeños. Aunque pueden tener hasta cinco o seis grados de libertad, están más limitados en fuerza y payload, y son más complejos mecánicamente. Su ventaja principal es su agilidad.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h text:style-name="Heading_20_3" text:outline-level="3"><text:soft-page-break/><text:span text:style-name="Strong_20_Emphasis"><text:span text:style-name="T1">Impacto de la Inteligencia Artificial en Robots Manipuladores</text:span></text:span></text:h>
      <text:p text:style-name="P4">La inteligencia artificial está cambiando la forma en la que los robots manipuladores funcionan. Antes, estos robots requerían una programación específica para cada tarea. Ahora, gracias a la IA, pueden aprender por sí mismos a ejecutar acciones complejas.</text:p>
      <text:p text:style-name="Text_20_body"><text:span text:style-name="T1">Por ejemplo, un brazo robótico KUKA combinado con un sistema Jetson AGX Xavier de Nvidia, que fue capaz de aprender a lanzar objetos con precisión hacia un objetivo visual. Gracias a la visión artificial con OpenCV y técnicas de entrenamiento, el robot podía identificar el objetivo (coloreado en rojo) y mejorar su puntería con el tiempo.</text:span></text:p>
      <text:p text:style-name="P4">Este tipo de sistemas se entrenan en entornos simulados antes de pasar al entorno físico, lo que permite detectar y prevenir errores. También permiten crear soluciones que se adaptan a nuevas situaciones sin necesidad de reprogramarlas manualmente.</text:p>
      <text:h text:style-name="Heading_20_3" text:outline-level="3"><text:span text:style-name="Strong_20_Emphasis"><text:span text:style-name="T1"/></text:span></text:h>
      <text:h text:style-name="Heading_20_3" text:outline-level="3"><text:span text:style-name="Strong_20_Emphasis"><text:span text:style-name="T1">Enjambres de Robots: Ventajas sobre Robots Individuales</text:span></text:span></text:h>
      <text:p text:style-name="P4">Los enjambres de robots son grupos de pequeños robots simples que trabajan juntos como un colectivo, inspirados en comportamientos de animales como hormigas o abejas. En lugar de tener un solo robot complejo y costoso, se utilizan varios más sencillos y económicos que colaboran entre sí.</text:p>
      <text:p text:style-name="P4">Las principales ventajas de estos sistemas son:</text:p>
      <text:list xml:id="list2109489769" text:style-name="L1">
        <text:list-item>
          <text:p text:style-name="P3"><text:span text:style-name="Strong_20_Emphasis"><text:span text:style-name="T1">Redundancia:</text:span></text:span><text:span text:style-name="T1"> Si un robot falla, los demás pueden continuar con la tarea, lo que mejora la fiabilidad del sistema.</text:span></text:p>
        </text:list-item>
        <text:list-item>
          <text:p text:style-name="P3"><text:span text:style-name="Strong_20_Emphasis"><text:span text:style-name="T1">Flexibilidad:</text:span></text:span><text:span text:style-name="T1"> Se adaptan rápidamente a cambios en el entorno o en la tarea. Si se necesita cubrir más área, simplemente se añaden más unidades.</text:span></text:p>
        </text:list-item>
        <text:list-item>
          <text:p text:style-name="P3"><text:span text:style-name="Strong_20_Emphasis"><text:span text:style-name="T1">Escalabilidad:</text:span></text:span><text:span text:style-name="T1"> Puedes comenzar con pocos robots e ir sumando más sin cambiar el sistema base.</text:span></text:p>
        </text:list-item>
        <text:list-item>
          <text:p text:style-name="P3"><text:span text:style-name="Strong_20_Emphasis"><text:span text:style-name="T1">Costo reducido:</text:span></text:span><text:span text:style-name="T1"> Como cada unidad es más simple, el coste por robot es más bajo que un único robot complejo.</text:span></text:p>
        </text:list-item>
      </text:list>
      <text:p text:style-name="P4">Este tipo de sistemas se usa en agricultura (por ejemplo, para sembrar en grupo o recolectar cosechas), exploración de terrenos peligrosos, misiones de rescate o incluso en almacenes para mover productos de forma autónoma. En el documento también se menciona que esta tendencia de robots pequeños y modulares está creciendo, ya que ofrece mucha versatilidad sin aumentar los costos de manera significativa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officeooo:rsid="000c83d9" officeooo:paragraph-rsid="000c83d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Samuel Arteaga López <text:tab/><text:tab/>IA &amp; Big Data</text:p>
      </style:header>
      <style:footer>
        <text:p text:style-name="Footer"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3-26T20:03:09.774000000</meta:creation-date>
    <dc:date>2025-03-26T20:11:47.842000000</dc:date>
    <meta:editing-duration>PT13S</meta:editing-duration>
    <meta:editing-cycles>1</meta:editing-cycles>
    <meta:generator>LibreOffice/7.1.2.2$Windows_X86_64 LibreOffice_project/8a45595d069ef5570103caea1b71cc9d82b2aae4</meta:generator>
    <meta:document-statistic meta:table-count="0" meta:image-count="0" meta:object-count="0" meta:page-count="2" meta:paragraph-count="22" meta:word-count="621" meta:character-count="3921" meta:non-whitespace-character-count="3320"/>
  </office:meta>
</office:document-meta>
</file>